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d12" officeooo:paragraph-rsid="00088d12"/>
    </style:style>
    <style:style style:name="P2" style:family="paragraph" style:parent-style-name="Text_20_body">
      <style:text-properties officeooo:rsid="000c692c" officeooo:paragraph-rsid="000c692c"/>
    </style:style>
    <style:style style:name="P3" style:family="paragraph" style:parent-style-name="Text_20_body">
      <style:text-properties officeooo:rsid="000d51e5" officeooo:paragraph-rsid="000d51e5"/>
    </style:style>
    <style:style style:name="P4" style:family="paragraph" style:parent-style-name="Text_20_body">
      <style:text-properties officeooo:rsid="000e5d8e" officeooo:paragraph-rsid="000e5d8e"/>
    </style:style>
    <style:style style:name="P5" style:family="paragraph" style:parent-style-name="Text_20_body">
      <style:text-properties officeooo:rsid="000f93f3" officeooo:paragraph-rsid="000f93f3"/>
    </style:style>
    <style:style style:name="P6" style:family="paragraph" style:parent-style-name="Text_20_body">
      <style:text-properties style:font-name="Liberation Serif" officeooo:rsid="000e5d8e" officeooo:paragraph-rsid="000e5d8e"/>
    </style:style>
    <style:style style:name="P7" style:family="paragraph" style:parent-style-name="Text_20_body">
      <style:text-properties style:font-name="Liberation Serif" officeooo:paragraph-rsid="000f93f3"/>
    </style:style>
    <style:style style:name="T1" style:family="text">
      <style:text-properties officeooo:rsid="000a6fd2"/>
    </style:style>
    <style:style style:name="T2" style:family="text">
      <style:text-properties officeooo:rsid="000f93f3"/>
    </style:style>
    <style:style style:name="T3" style:family="text">
      <style:text-properties style:font-name="arial" fo:font-size="10.5pt"/>
    </style:style>
    <style:style style:name="T4" style:family="text">
      <style:text-properties fo:font-size="10.5pt"/>
    </style:style>
    <style:style style:name="T5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phpmysql (root\root)</text:p>
      <text:p text:style-name="P1">-зайти под рутом, создать базу данных. </text:p>
      <text:p text:style-name="P1">-<text:span text:style-name="T1">добавить нового пользователя с полными привелениями(user_first\user_first)</text:span></text:p>
      <text:p text:style-name="Text_20_body">-<text:span text:style-name="T1">назначить созданного пользователя на созданную базу(один пользователь — одна база)</text:span></text:p>
      <text:p text:style-name="Text_20_body">CREATE TABLE users (</text:p>
      <text:p text:style-name="Text_20_body">idUsers int(11) AUTO_INCREMENT PRIMARY KEY NOT NULL,</text:p>
      <text:p text:style-name="Text_20_body">uidUsers TINYTEXT NOT NULL,</text:p>
      <text:p text:style-name="Text_20_body">emailUsers TINYTEXT NOT NULL,</text:p>
      <text:p text:style-name="Text_20_body">pwdUsers LONGTEXT NOT NULL</text:p>
      <text:p text:style-name="Text_20_body">);</text:p>
      <text:p text:style-name="Text_20_body"/>
      <text:p text:style-name="Text_20_body"/>
      <text:p text:style-name="Text_20_body"/>
      <text:p text:style-name="P2">На форме авторизации выводить новый див с информацией неправильный логин или пароль(ответ из php).</text:p>
      <text:p text:style-name="P3">На форме регистрации сделать проверку длина пароля не меньше 6ти символов</text:p>
      <text:p text:style-name="P3"/>
      <text:p text:style-name="P6">1) Создание нового пользователя в phpmyadmin</text:p>
      <text:p text:style-name="P4"><text:a xlink:type="simple" xlink:href="https://www.youtube.com/watch?v=VSaICHDL_3U" text:style-name="Internet_20_link" text:visited-style-name="Visited_20_Internet_20_Link"><text:span text:style-name="T5">https://www.youtube.com/watch?v=VSaICHDL_3U</text:span></text:a></text:p>
      <text:p text:style-name="P6">Пользователь: kosst</text:p>
      <text:p text:style-name="P6">Пароль: kosst</text:p>
      <text:p text:style-name="P7"><text:span text:style-name="T2">2) </text:span><text:span text:style-name="T4">Вы берите интересующую Вас базу данных, нажмите "Операции" и найдите поле "Сравнение". Выберите кодировку и нажмите Ок, чтобы сохранить изменения.</text:span></text:p>
      <text:p text:style-name="P7"><text:span text:style-name="T4"/></text:p>
      <text:p text:style-name="P7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21:05:07.298470278</meta:creation-date>
    <dc:date>2020-01-22T21:01:48.644951466</dc:date>
    <meta:editing-duration>PT19H59M2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4" meta:character-count="814" meta:non-whitespace-character-count="725"/>
  </office:meta>
</office:document-meta>
</file>